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00000000DBA4AC067.png" manifest:media-type=""/>
  <manifest:file-entry manifest:full-path="Pictures/10000000000000FD0000006038F5008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729in" table:align="center" style:writing-mode="lr-tb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1.7382in"/>
    </style:style>
    <style:style style:name="Table1.C" style:family="table-column">
      <style:table-column-properties style:column-width="1.759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9" style:family="table-row">
      <style:table-row-properties style:min-row-height="0.7174in" fo:keep-together="auto"/>
    </style:style>
    <style:style style:name="Table1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10" style:family="table-row">
      <style:table-row-properties style:min-row-height="0.814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7.3056in" table:align="left" style:writing-mode="lr-tb"/>
    </style:style>
    <style:style style:name="Table2.A" style:family="table-column">
      <style:table-column-properties style:column-width="4.2333in"/>
    </style:style>
    <style:style style:name="Table2.B" style:family="table-column">
      <style:table-column-properties style:column-width="0.9576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0.8243in"/>
    </style:style>
    <style:style style:name="Table2.E" style:family="table-column">
      <style:table-column-properties style:column-width="0.8701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4" style:family="table-row">
      <style:table-row-properties style:min-row-height="0.652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7" style:family="table-row">
      <style:table-row-properties style:min-row-height="0.4958in" fo:keep-together="auto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9" style:family="table-row">
      <style:table-row-properties style:min-row-height="0.5063in" fo:keep-together="auto"/>
    </style:style>
    <style:style style:name="Table2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10" style:family="table-row">
      <style:table-row-properties style:min-row-height="0.5076in" fo:keep-together="auto"/>
    </style:style>
    <style:style style:name="Table2.16" style:family="table-row">
      <style:table-row-properties style:min-row-height="0.5993in" fo:keep-together="auto"/>
    </style:style>
    <style:style style:name="Table2.17" style:family="table-row">
      <style:table-row-properties style:min-row-height="0.5986in" fo:keep-together="auto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7.1201in" table:align="left" style:writing-mode="lr-tb"/>
    </style:style>
    <style:style style:name="Table3.A" style:family="table-column">
      <style:table-column-properties style:column-width="7.1201in"/>
    </style:style>
    <style:style style:name="Table3.1" style:family="table-row">
      <style:table-row-properties style:min-row-height="0.8653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4" style:family="table">
      <style:table-properties style:width="7.091in" fo:margin-left="0.0132in" table:align="left" style:writing-mode="lr-tb"/>
    </style:style>
    <style:style style:name="Table4.A" style:family="table-column">
      <style:table-column-properties style:column-width="1.4688in"/>
    </style:style>
    <style:style style:name="Table4.B" style:family="table-column">
      <style:table-column-properties style:column-width="4.0313in"/>
    </style:style>
    <style:style style:name="Table4.C" style:family="table-column">
      <style:table-column-properties style:column-width="1.591in"/>
    </style:style>
    <style:style style:name="Table4.1" style:family="table-row">
      <style:table-row-properties style:min-row-height="0.522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1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1.5pt solid #000000" style:writing-mode="lr-tb"/>
    </style:style>
    <style:style style:name="Table4.2" style:family="table-row">
      <style:table-row-properties style:min-row-height="0.2361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5" style:family="table">
      <style:table-properties style:width="7.0833in" fo:margin-left="0.0146in" table:align="left" style:writing-mode="lr-tb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1.441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3778in"/>
    </style:style>
    <style:style style:name="Table5.F" style:family="table-column">
      <style:table-column-properties style:column-width="0.8083in"/>
    </style:style>
    <style:style style:name="Table5.1" style:family="table-row">
      <style:table-row-properties style:min-row-height="0.1875in"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-left="1.5pt solid #000000" fo:border-right="none" fo:border-top="1.5pt solid #000000" fo:border-bottom="0.75pt solid #000000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5.2" style:family="table-row">
      <style:table-row-properties style:min-row-height="0.2361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7.2465in" fo:margin-left="-0.0799in" table:align="left" style:writing-mode="lr-tb"/>
    </style:style>
    <style:style style:name="Table6.A" style:family="table-column">
      <style:table-column-properties style:column-width="7.2465in"/>
    </style:style>
    <style:style style:name="Table6.1" style:family="table-row">
      <style:table-row-properties style:min-row-height="2.3174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P5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7" style:family="paragraph" style:parent-style-name="Standard">
      <style:paragraph-properties style:snap-to-layout-grid="false"/>
      <style:text-properties style:font-name="Verdana" fo:font-weight="bold" style:font-weight-asian="bold" style:font-name-complex="Verdana"/>
    </style:style>
    <style:style style:name="P8" style:family="paragraph" style:parent-style-name="Standard">
      <style:text-properties style:font-name="Verdana" fo:font-size="3pt" style:font-size-asian="3pt" style:font-name-complex="Verdana" style:font-size-complex="3pt"/>
    </style:style>
    <style:style style:name="P9" style:family="paragraph" style:parent-style-name="Standard">
      <style:text-properties style:font-name="Verdana" fo:font-size="3pt" fo:font-weight="bold" style:font-size-asian="3pt" style:font-weight-asian="bold" style:font-name-complex="Verdana" style:font-size-complex="3pt" style:font-weight-complex="bold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style:font-name-complex="Verdana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13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4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9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8pt" fo:font-weight="bold" officeooo:rsid="000936c7" officeooo:paragraph-rsid="000936c7" style:font-size-asian="8pt" style:font-weight-asian="bold" style:font-name-complex="Verdan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22" style:family="paragraph" style:parent-style-name="Standard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4" style:family="paragraph" style:parent-style-name="Standard"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5" style:family="paragraph" style:parent-style-name="Standard">
      <style:paragraph-properties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7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language-asian="zxx" style:country-asian="none" style:font-weight-asian="bold" style:font-name-complex="Verdana" style:font-size-complex="8pt"/>
    </style:style>
    <style:style style:name="P28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text-properties style:font-name="Verdana" fo:language="en" fo:country="US" style:font-name-complex="Verdana"/>
    </style:style>
    <style:style style:name="P30" style:family="paragraph" style:parent-style-name="Standard">
      <style:paragraph-properties style:punctuation-wrap="hanging" style:vertical-align="auto"/>
      <style:text-properties style:font-name="Verdana" fo:language="en" fo:country="US" style:language-asian="en" style:country-asian="US" style:font-name-complex="Arial"/>
    </style:style>
    <style:style style:name="P3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32" style:family="paragraph" style:parent-style-name="Standard">
      <style:text-properties style:font-name="Verdana" fo:font-size="9.5pt" style:font-size-asian="9.5pt" style:font-name-complex="Verdana" style:font-size-complex="9.5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.5pt" style:font-size-asian="9.5pt" style:font-name-complex="Verdana" style:font-size-complex="9.5pt"/>
    </style:style>
    <style:style style:name="P34" style:family="paragraph" style:parent-style-name="Standard">
      <style:text-properties fo:color="#000000" style:font-name="Verdana" fo:font-weight="bold" style:font-weight-asian="bold" style:font-name-complex="Verdana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weight="bold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Verdana" fo:font-size="16pt" fo:font-weight="bold" style:font-size-asian="16pt" style:font-weight-asian="bold" style:font-name-complex="Verdana" style:font-size-complex="16pt" style:font-weight-complex="bold"/>
    </style:style>
    <style:style style:name="P37" style:family="paragraph" style:parent-style-name="Standard">
      <style:text-properties fo:color="#000000" style:font-name="Verdana" style:font-name-complex="Verdana"/>
    </style:style>
    <style:style style:name="P38" style:family="paragraph" style:parent-style-name="Standard">
      <style:paragraph-properties style:snap-to-layout-grid="false"/>
      <style:text-properties fo:color="#000000" style:font-name="Verdana" style:font-name-complex="Verdana"/>
    </style:style>
    <style:style style:name="P39" style:family="paragraph" style:parent-style-name="Standard">
      <style:paragraph-properties fo:text-align="center" style:justify-single-word="false"/>
      <style:text-properties fo:color="#000000" style:font-name="Verdana" style:font-name-complex="Verdana"/>
    </style:style>
    <style:style style:name="P40" style:family="paragraph" style:parent-style-name="Standard">
      <style:paragraph-properties fo:text-align="justify" style:justify-single-word="false"/>
      <style:text-properties fo:color="#000000" style:font-name="Verdana" style:font-name-complex="Verdana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42" style:family="paragraph" style:parent-style-name="Standard"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fo:font-size="12pt" style:font-size-asian="12pt" style:font-name-complex="Verdana" style:font-size-complex="12pt"/>
    </style:style>
    <style:style style:name="P44" style:family="paragraph" style:parent-style-name="Standard">
      <style:text-properties fo:color="#000000" style:font-name="Verdana" fo:font-size="8pt" style:font-size-asian="8pt" style:font-name-complex="Verdana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8pt" fo:font-weight="bold" style:font-size-asian="8pt" style:font-weight-asian="bold" style:font-name-complex="Verdana" style:font-size-complex="8pt"/>
    </style:style>
    <style:style style:name="P46" style:family="paragraph" style:parent-style-name="Standard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49" style:family="paragraph" style:parent-style-name="Standard">
      <style:paragraph-properties style:snap-to-layout-grid="false"/>
      <style:text-properties fo:color="#000000"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 style:font-weight-complex="bold"/>
    </style:style>
    <style:style style:name="P50" style:family="paragraph" style:parent-style-name="Standard">
      <style:text-properties fo:color="#000000" style:font-name="Verdana" fo:font-size="3pt" fo:font-weight="bold" style:font-size-asian="3pt" style:font-weight-asian="bold" style:font-name-complex="Verdana" style:font-size-complex="3pt" style:font-weight-complex="bold"/>
    </style:style>
    <style:style style:name="P51" style:family="paragraph" style:parent-style-name="Standard">
      <style:text-properties fo:color="#000000" style:font-name="Verdana" fo:language="en" fo:country="US" style:font-name-complex="Verdana"/>
    </style:style>
    <style:style style:name="P52" style:family="paragraph" style:parent-style-name="Standard">
      <style:paragraph-properties>
        <style:tab-stops>
          <style:tab-stop style:position="0.248in"/>
        </style:tab-stops>
      </style:paragraph-properties>
      <style:text-properties fo:color="#000000" style:text-position="super 58%" style:font-name="Verdana" fo:font-size="8pt" style:font-name-asian="Verdana" style:font-size-asian="8pt" style:font-name-complex="Verdana" style:font-size-complex="8pt"/>
    </style:style>
    <style:style style:name="P53" style:family="paragraph" style:parent-style-name="Standard">
      <style:text-properties fo:font-size="12pt" style:font-size-asian="12pt" style:font-size-complex="12pt" text:display="none"/>
    </style:style>
    <style:style style:name="P54" style:family="paragraph" style:parent-style-name="Standard">
      <style:paragraph-properties style:snap-to-layout-grid="false"/>
      <style:text-properties fo:color="#0000ff" style:font-name="Verdana" fo:language="en" fo:country="US" fo:font-weight="bold" style:font-weight-asian="bold" style:font-name-complex="Verdana"/>
    </style:style>
    <style:style style:name="P55" style:family="paragraph" style:parent-style-name="Standard">
      <style:paragraph-properties style:snap-to-layout-grid="false">
        <style:tab-stops>
          <style:tab-stop style:position="0.2in"/>
          <style:tab-stop style:position="0.4311in" style:type="center"/>
        </style:tab-stops>
      </style:paragraph-properties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6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7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a8604" officeooo:paragraph-rsid="000a8604" style:font-weight-asian="bold" style:font-name-complex="Verdana"/>
    </style:style>
    <style:style style:name="P58" style:family="paragraph" style:parent-style-name="Standard">
      <style:paragraph-properties style:snap-to-layout-grid="false"/>
      <style:text-properties fo:color="#0000ff" style:font-name="Verdana" style:font-name-complex="Verdana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ff" style:font-name="Verdana" style:font-name-complex="Verdana"/>
    </style:style>
    <style:style style:name="P60" style:family="paragraph" style:parent-style-name="Standard">
      <style:paragraph-properties style:snap-to-layout-grid="false"/>
      <style:text-properties fo:color="#0000ff" style:font-name="Verdana" officeooo:rsid="000cb22c" officeooo:paragraph-rsid="000cb22c" style:font-name-complex="Verdana"/>
    </style:style>
    <style:style style:name="P61" style:family="paragraph" style:parent-style-name="Standard">
      <style:paragraph-properties style:snap-to-layout-grid="false"/>
      <style:text-properties fo:color="#0000ff" style:font-name="Verdana" officeooo:rsid="000cb22c" officeooo:paragraph-rsid="0010db40" style:font-name-complex="Verdana"/>
    </style:style>
    <style:style style:name="P62" style:family="paragraph" style:parent-style-name="Standard">
      <style:paragraph-properties fo:text-align="center" style:justify-single-word="false" style:snap-to-layout-grid="false"/>
      <style:text-properties fo:color="#0000ff" style:font-name="Verdana" fo:font-size="9.5pt" style:font-size-asian="9.5pt" style:font-name-complex="Verdana" style:font-size-complex="9.5pt"/>
    </style:style>
    <style:style style:name="P63" style:family="paragraph" style:parent-style-name="Standard">
      <style:paragraph-properties style:snap-to-layout-grid="false"/>
      <style:text-properties fo:color="#0000ff" style:font-name="Verdana" fo:font-weight="bold" officeooo:rsid="000a8604" officeooo:paragraph-rsid="000a8604" style:font-weight-asian="bold" style:font-name-complex="Verdana"/>
    </style:style>
    <style:style style:name="P64" style:family="paragraph" style:parent-style-name="Standard">
      <style:text-properties fo:color="#ff0000" style:font-name="Verdana" fo:font-size="14pt" fo:font-weight="bold" style:font-size-asian="14pt" style:font-weight-asian="bold" style:font-name-complex="Verdana" style:font-size-complex="14pt"/>
    </style:style>
    <style:style style:name="P65" style:family="paragraph" style:parent-style-name="Standard">
      <style:paragraph-properties fo:text-align="justify" style:justify-single-word="false"/>
      <style:text-properties fo:color="#ff0000" style:font-name="Verdana" fo:font-weight="bold" style:font-weight-asian="bold" style:font-name-complex="Verdana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67" style:family="paragraph" style:parent-style-name="Standard">
      <style:paragraph-properties fo:break-before="page"/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68" style:family="paragraph" style:parent-style-name="Название_20_объекта">
      <style:paragraph-properties fo:break-before="page" fo:keep-with-next="always"/>
      <style:text-properties style:font-name="Verdana" fo:font-size="12pt" style:font-size-asian="12pt" style:font-name-complex="Verdana" style:font-size-complex="12pt"/>
    </style:style>
    <style:style style:name="P69" style:family="paragraph" style:parent-style-name="Standard">
      <style:paragraph-properties fo:margin-left="0in" fo:margin-right="0.4173in" fo:text-align="end" style:justify-single-word="false" fo:text-indent="0in" style:auto-text-indent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70" style:family="paragraph" style:parent-style-name="Standard">
      <style:paragraph-properties fo:keep-with-next="always"/>
      <style:text-properties style:font-name="Verdana" fo:font-size="8pt" style:font-size-asian="8pt" style:font-name-complex="Verdana" style:font-size-complex="8pt"/>
    </style:style>
    <style:style style:name="P71" style:family="paragraph" style:parent-style-name="Standard">
      <style:paragraph-properties fo:keep-with-next="always"/>
      <style:text-properties fo:color="#0000ff" style:font-name="Verdana" fo:font-weight="bold" style:font-weight-asian="bold" style:font-name-complex="Verdana"/>
    </style:style>
    <style:style style:name="P72" style:family="paragraph" style:parent-style-name="Standard">
      <style:paragraph-properties fo:keep-with-next="always"/>
      <style:text-properties fo:color="#0000ff" style:font-name="Verdana" officeooo:rsid="000d553e" officeooo:paragraph-rsid="000d553e" style:font-name-complex="Verdana"/>
    </style:style>
    <style:style style:name="P7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" fo:font-weight="bold" style:font-weight-asian="bold" style:font-name-complex="Verdana" style:font-weight-complex="bold"/>
    </style:style>
    <style:style style:name="P74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fo:language="en" fo:country="US" style:font-size-asian="9pt" style:language-asian="en" style:country-asian="US" style:font-name-complex="Arial" style:font-size-complex="12pt" style:font-weight-complex="bold"/>
    </style:style>
    <style:style style:name="P75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style:font-size-asian="9pt" style:language-asian="en" style:country-asian="US" style:font-size-complex="12pt" style:font-weight-complex="bold"/>
    </style:style>
    <style:style style:name="P76" style:family="paragraph" style:parent-style-name="Standard" style:list-style-name="WW8Num4">
      <style:text-properties style:font-name="Verdana" fo:font-size="8pt" style:font-size-asian="8pt" style:font-name-complex="Verdana" style:font-size-complex="8pt"/>
    </style:style>
    <style:style style:name="P77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78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79" style:family="paragraph" style:parent-style-name="Standard" style:list-style-name="L2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80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f0c0e" officeooo:paragraph-rsid="000f0c0e" style:font-size-asian="8pt" style:font-weight-asian="bold" style:font-name-complex="Verdana" style:font-size-complex="8pt"/>
    </style:style>
    <style:style style:name="P81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paragraph-rsid="00110b80" style:font-size-asian="8pt" style:font-weight-asian="bold" style:font-name-complex="Verdana" style:font-size-complex="8pt"/>
    </style:style>
    <style:style style:name="P82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fo:color="#000000" style:font-name="Verdana" fo:font-size="8pt" style:font-size-asian="8pt" style:font-name-complex="Verdana" style:font-size-complex="8pt"/>
    </style:style>
    <style:style style:name="P83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84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85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/>
    </style:style>
    <style:style style:name="P86" style:family="paragraph" style:parent-style-name="Heading_20_1">
      <style:paragraph-properties fo:text-align="start" style:justify-single-wor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7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-asian="Verdana"/>
    </style:style>
    <style:style style:name="T13" style:family="text">
      <style:text-properties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f0c0e"/>
    </style:style>
    <style:style style:name="T16" style:family="text">
      <style:text-properties officeooo:rsid="0010db40"/>
    </style:style>
    <style:style style:name="T17" style:family="text">
      <style:text-properties officeooo:rsid="00110b80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="0.0398in" fo:border="0.74pt solid #000000" style:flow-with-text="tru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16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bullet text:level="1" text:style-name="WW8NumSt2z0" style:num-suffix="." text:bullet-char="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6">Заказ на срочное изготовление печатных плат</text:p>
      <text:p text:style-name="P35"/>
      <text:p text:style-name="P8"/>
      <text:p text:style-name="P10"><text:span text:style-name="T9">Внимание: </text:span><text:span text:style-name="T10">Этот заказ рассматривается как ваше гарантийное письмо. Мы приступаем к выполнению работ, не дожидаясь поступления предоплаты. </text:span></text:p>
      <text:p text:style-name="P37">Наше кредо: «Без проблем по качеству и точно в срок»!</text:p>
      <text:p text:style-name="P34"/>
      <text:p text:style-name="P42">Информация о Заказчик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Заказчик</text:p>
            <text:p text:style-name="P44">Укажите форму собственности и название фирмы</text:p>
          </table:table-cell>
          <table:table-cell table:style-name="Table1.B1" table:number-columns-spanned="2" office:value-type="string">
            <text:p text:style-name="P55">ФГУП “Институт проблем механики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заказу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заказу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доставке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доставке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Факс для выставления дубликата счета </text:p>
            <text:p text:style-name="P44">(по умолчанию электронная копия счета отправляется по адресам <text:span text:style-name="T1">e</text:span>-<text:span text:style-name="T1">mail</text:span>, указанные как контактные по данному заказу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Расчет по заказу<text:span text:style-name="T8"> </text:span>(наличный или безналичный)<text:span text:style-name="T11"><text:line-break/></text:span><text:span text:style-name="T4">Укажите в примечании реквизиты вашей фирмы (Юридический адрес, ИНН, КПП)</text:span></text:p>
          </table:table-cell>
          <table:table-cell table:style-name="Table1.B7" office:value-type="string">
            <text:p text:style-name="P25"><draw:frame draw:style-name="fr1" draw:name="Frame1" text:anchor-type="char" svg:x="1.2339in" svg:y="0.0882in" svg:width="0.3409in" svg:height="0.3429in" draw:z-index="33"><draw:text-box><text:p text:style-name="P20">X</text:p></draw:text-box></draw:frame></text:p>
            <text:p text:style-name="P18">Наличный</text:p>
          </table:table-cell>
          <table:table-cell table:style-name="Table1.B2" office:value-type="string">
            <text:p text:style-name="P25"><draw:frame draw:style-name="fr1" draw:name="Frame2" text:anchor-type="char" svg:x="1.222in" svg:y="0.0882in" svg:width="0.3409in" svg:height="0.3429in" draw:z-index="34"><draw:text-box><text:p text:style-name="P16"/></draw:text-box></draw:frame></text:p>
            <text:p text:style-name="P18">Безналичный</text:p>
          </table:table-cell>
        </table:table-row>
        <table:table-row table:style-name="Table1.1">
          <table:table-cell table:style-name="Table1.A2" office:value-type="string">
            <text:p text:style-name="P37">Адрес электронной почты (<text:span text:style-name="T1">E</text:span>-<text:span text:style-name="T1">mail</text:span>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9">
          <table:table-cell table:style-name="Table1.A2" table:number-rows-spanned="2" office:value-type="string">
            <text:p text:style-name="P37">Доставка готового заказа</text:p>
            <text:p text:style-name="P44">доставка курьерской почтой осуществляется фирмами “MAJOR” и “PONY EXPRESS” на усмотрение ТеПро. Стоимость доставки будет включена в счёт за заказ. Если вам нужна доставка иной организацией, пожалуйста, укажите это в примечаниях.</text:p>
            <text:p text:style-name="P44"/>
            <text:p text:style-name="P44"><text:span text:style-name="T7">ВНИМАНИЕ.</text:span> При доставке курьерской почтой без описи вложения претензии по комплектности груза нами не принимаются.</text:p>
            <text:p text:style-name="P44"/>
            <text:p text:style-name="P44"><text:span text:style-name="T7">ВНИМАНИЕ.</text:span> Доставка с описью вложения стоит дороже.</text:p>
          </table:table-cell>
          <table:table-cell table:style-name="Table1.B9" office:value-type="string">
            <text:p text:style-name="P26"><draw:frame draw:style-name="fr1" draw:name="Frame3" text:anchor-type="char" svg:x="1.2354in" svg:y="0.1244in" svg:width="0.3409in" svg:height="0.3429in" draw:z-index="35"><draw:text-box><text:p text:style-name="P21">X</text:p></draw:text-box></draw:frame></text:p>
            <text:p text:style-name="P18">Заберём сами из офиса ТеПро</text:p>
          </table:table-cell>
          <table:table-cell table:style-name="Table1.C9" office:value-type="string">
            <text:p text:style-name="P26"><draw:frame draw:style-name="fr1" draw:name="Frame4" text:anchor-type="char" svg:x="1.2209in" svg:y="0.1354in" svg:width="0.3409in" svg:height="0.3429in" draw:z-index="36"><draw:text-box><text:p text:style-name="P16"/></draw:text-box></draw:frame></text:p>
            <text:p text:style-name="P18">Доставка курьером по Москве</text:p>
          </table:table-cell>
        </table:table-row>
        <table:table-row table:style-name="Table1.10">
          <table:covered-table-cell/>
          <table:table-cell table:style-name="Table1.A2" office:value-type="string">
            <text:p text:style-name="P38"/>
          </table:table-cell>
          <table:table-cell table:style-name="Table1.B9" office:value-type="string">
            <text:p text:style-name="P25"><draw:frame draw:style-name="fr1" draw:name="Frame5" text:anchor-type="char" svg:x="1.2346in" svg:y="0.1382in" svg:width="0.3409in" svg:height="0.3429in" draw:z-index="37"><draw:text-box><text:p text:style-name="P16"/></draw:text-box></draw:frame></text:p>
            <text:p text:style-name="P18">Доставка курьерской почтой</text:p>
          </table:table-cell>
        </table:table-row>
        <table:table-row table:style-name="Table1.1">
          <table:table-cell table:style-name="Table1.A2" office:value-type="string">
            <text:p text:style-name="P37">Адрес для доставки готового заказа </text:p>
            <text:p text:style-name="P44">(при доставке по России не забудьте указать индекс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Можно ли доставить заказ в выходной день<text:span text:style-name="T11"> </text:span><text:span text:style-name="T4">(суббота, воскресенье, праздничные дни)?</text:span></text:p>
          </table:table-cell>
          <table:table-cell table:style-name="Table1.B7" office:value-type="string">
            <text:p text:style-name="P25"><draw:frame draw:style-name="fr1" draw:name="Frame7" text:anchor-type="char" svg:x="1.2354in" svg:y="0.0791in" svg:width="0.3409in" svg:height="0.3429in" draw:z-index="38"><draw:text-box><text:p text:style-name="P16"/></draw:text-box></draw:frame></text:p>
            <text:p text:style-name="P18"><text:span text:style-name="T12"><text:s text:c="13"/></text:span>Можно</text:p>
          </table:table-cell>
          <table:table-cell table:style-name="Table1.B2" office:value-type="string">
            <text:p text:style-name="P25"><draw:frame draw:style-name="fr1" draw:name="Frame8" text:anchor-type="char" svg:x="1.2201in" svg:y="0.0791in" svg:width="0.3409in" svg:height="0.3429in" draw:z-index="39"><draw:text-box><text:p text:style-name="P16"/></draw:text-box></draw:frame></text:p>
            <text:p text:style-name="P18"><text:span text:style-name="T12"><text:s text:c="12"/></text:span>Нельзя</text:p>
          </table:table-cell>
        </table:table-row>
        <table:table-row table:style-name="Table1.1">
          <table:table-cell table:style-name="Table1.A2" office:value-type="string">
            <text:p text:style-name="P37">Ближайшее метро (при доставке по Москве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14" office:value-type="string">
            <text:p text:style-name="P37">Время работы Вашей организации</text:p>
          </table:table-cell>
          <table:table-cell table:style-name="Table1.B14" table:number-columns-spanned="2" office:value-type="string">
            <text:p text:style-name="P54"/>
          </table:table-cell>
          <table:covered-table-cell/>
        </table:table-row>
      </table:table>
      <text:p text:style-name="P8"/>
      <text:p text:style-name="P67">Информация о плате</text:p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Название платы (название основного файла проекта)</text:p>
          </table:table-cell>
          <table:table-cell table:style-name="Table2.B1" table:number-columns-spanned="4" office:value-type="string">
            <text:p text:style-name="P57"><text:span text:style-name="T15">roblvcomm</text:span>.zip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печатных плат или комплектов</text:p>
          </table:table-cell>
          <table:table-cell table:style-name="Table2.B2" table:number-columns-spanned="4" office:value-type="string">
            <text:p text:style-name="P63">3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Формат входного файла (<text:span text:style-name="T1">PCAD</text:span>, <text:span text:style-name="T1">Protel</text:span>, <text:span text:style-name="T1">Gerber</text:span>). <text:line-break/><text:span text:style-name="T4">Если система проектирования другая, укажите </text:span><text:span text:style-name="T6">точное</text:span><text:span text:style-name="T4"> её название.</text:span></text:p>
          </table:table-cell>
          <table:table-cell table:style-name="Table2.B2" table:number-columns-spanned="4" office:value-type="string">
            <text:p text:style-name="P57">Gerber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30">Единицы измерения:</text:p>
            <text:list xml:id="list772208506" text:style-name="WW8Num2">
              <text:list-item>
                <text:p text:style-name="P74">1:1 100DBU= 2,54мм («дюймы»)</text:p>
              </text:list-item>
              <text:list-item>
                <text:p text:style-name="P75"><text:span text:style-name="T2">1:0,9842 100DBU= 2,5мм </text:span><text:span text:style-name="T13">(</text:span><text:span text:style-name="T2">«псевдодюймы»)</text:span></text:p>
              </text:list-item>
              <text:list-item>
                <text:p text:style-name="P74">миллиметры</text:p>
              </text:list-item>
            </text:list>
          </table:table-cell>
          <table:table-cell table:style-name="Table2.B2" table:number-columns-spanned="4" office:value-type="string">
            <text:p text:style-name="P63">дюймы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слоев топологии. </text:p>
            <text:p text:style-name="P13">По умолчанию, <text:span text:style-name="T7">металлизация отверстий</text:span> в платах с единственным слоем топологии не выполняется. Если вам нужна металлизация отверстий в такой плате, указывайте это особо в примечании.</text:p>
          </table:table-cell>
          <table:table-cell table:style-name="Table2.B2" table:number-columns-spanned="4" office:value-type="string">
            <text:p text:style-name="P63">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Базовый материал, общая толщина платы</text:p>
          </table:table-cell>
          <table:table-cell table:style-name="Table2.B2" table:number-columns-spanned="4" office:value-type="string">
            <text:p text:style-name="P63">FR4, 1.5мм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table:number-rows-spanned="2" office:value-type="string">
            <text:p text:style-name="P10">Финишное покрытие контактных площадок </text:p>
            <text:p text:style-name="P10">(пометьте любым знаком в одной свободной ячейке)</text:p>
            <text:p text:style-name="P10">по умолчанию: </text:p>
            <text:list xml:id="list589659213" text:style-name="WW8Num4">
              <text:list-item>
                <text:p text:style-name="P76">выполняется бессвинцовое финишное покрытие контактных площадок иммерсионным серебром</text:p>
              </text:list-item>
            </text:list>
            <text:p text:style-name="P13"/>
          </table:table-cell>
          <table:table-cell table:style-name="Table2.B7" table:number-columns-spanned="4" office:value-type="string">
            <text:p text:style-name="P64"><draw:frame draw:style-name="fr1" draw:name="Frame9" text:anchor-type="char" svg:x="2.5102in" svg:y="0.0717in" svg:width="0.3409in" svg:height="0.3429in" draw:z-index="12"><draw:text-box><text:p text:style-name="P45"/></draw:text-box></draw:frame>Иммерсионное серебро </text:p>
          </table:table-cell>
          <table:covered-table-cell/>
          <table:covered-table-cell/>
          <table:covered-table-cell/>
        </table:table-row>
        <table:table-row table:style-name="Table2.7">
          <table:covered-table-cell/>
          <table:table-cell table:style-name="Table2.A2" office:value-type="string">
            <text:p text:style-name="P31"/>
          </table:table-cell>
          <table:table-cell table:style-name="Table2.C8" table:number-columns-spanned="2" office:value-type="string">
            <text:p text:style-name="P25"><draw:frame draw:style-name="fr1" draw:name="Frame10" text:anchor-type="char" svg:x="0.8783in" svg:y="0.0709in" svg:width="0.3409in" svg:height="0.3429in" draw:z-index="13"><draw:text-box><text:p text:style-name="P21">X</text:p></draw:text-box></draw:frame></text:p>
            <text:p text:style-name="P15"><text:span text:style-name="T12"><text:s text:c="4"/></text:span>Лужение</text:p>
          </table:table-cell>
          <table:covered-table-cell/>
          <table:table-cell table:style-name="Table2.B7" office:value-type="string">
            <text:p text:style-name="P27"><draw:frame draw:style-name="fr1" draw:name="Frame11" text:anchor-type="char" svg:x="1.1319in" svg:y="0.0709in" svg:width="0.3409in" svg:height="0.3429in" draw:z-index="11"><draw:text-box><text:p text:style-name="P16"/></draw:text-box></draw:frame></text:p>
            <text:p text:style-name="P18">Иммерсионное золочение</text:p>
          </table:table-cell>
        </table:table-row>
        <table:table-row table:style-name="Table2.9">
          <table:table-cell table:style-name="Table2.A2" office:value-type="string">
            <text:p text:style-name="P10">Паяльная маска (пометьте любым знаком в одной свободной ячейке)</text:p>
          </table:table-cell>
          <table:table-cell table:style-name="Table2.B9" table:number-columns-spanned="2" office:value-type="string">
            <text:p text:style-name="P23"><draw:frame draw:style-name="fr1" draw:name="Frame12" text:anchor-type="char" svg:x="0.889in" svg:y="0.0701in" svg:width="0.3409in" svg:height="0.3429in" draw:z-index="14"><draw:text-box><text:p text:style-name="P80">X</text:p></draw:text-box></draw:frame> <text:s text:c="12"/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7"><draw:frame draw:style-name="fr1" draw:name="Frame13" text:anchor-type="char" svg:x="1.1417in" svg:y="0.0701in" svg:width="0.3409in" svg:height="0.3429in" draw:z-index="15"><draw:text-box><text:p text:style-name="P16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ереходные отверстия открыть от маски <text:line-break/>(пометьте любым знаком в одной свободной ячейке)<text:line-break/><text:span text:style-name="T4">по умолчанию отверстия не закрываются маской. Факт закрытия отверстий маской не гарантирует их полную закупорку маской и полную электрическую изоляцию стакана отверстия и обода контактной площадки.</text:span></text:p>
          </table:table-cell>
          <table:table-cell table:style-name="Table2.B9" table:number-columns-spanned="2" office:value-type="string">
            <text:p text:style-name="P26"><draw:frame draw:style-name="fr1" draw:name="Frame14" text:anchor-type="char" svg:x="0.9091in" svg:y="0.0937in" svg:width="0.3409in" svg:height="0.3429in" draw:z-index="16"><draw:text-box><text:p text:style-name="P48">X</text:p></draw:text-box></draw:frame></text:p>
            <text:p text:style-name="P69">Открыть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15" text:anchor-type="char" svg:x="1.1319in" svg:y="0.0937in" svg:width="0.3409in" svg:height="0.3429in" draw:z-index="17"><draw:text-box><text:p text:style-name="P45"/></draw:text-box></draw:frame></text:p>
            <text:p text:style-name="P69">Закрыть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Шелкографическая маркировка <text:line-break/>(пометьте любым знаком в свободной ячейке)</text:p>
            <text:p text:style-name="P13">по умолчанию не выполняется</text:p>
          </table:table-cell>
          <table:table-cell table:style-name="Table2.C8" table:number-columns-spanned="2" office:value-type="string">
            <text:p text:style-name="P49"><draw:frame draw:style-name="fr1" draw:name="Frame16" text:anchor-type="char" svg:x="0.889in" svg:y="0.0717in" svg:width="0.3409in" svg:height="0.3429in" draw:z-index="18"><draw:text-box><text:p text:style-name="P48">X</text:p></draw:text-box></draw:frame></text:p>
            <text:p text:style-name="P47"><text:span text:style-name="T12"><text:s text:c="14"/></text:span><text:span text:style-name="T1">Top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7" text:anchor-type="char" svg:x="1.1445in" svg:y="0.0717in" svg:width="0.3409in" svg:height="0.3429in" draw:z-index="19"><draw:text-box><text:p text:style-name="P45"/></draw:text-box></draw:frame></text:p>
            <text:p text:style-name="P47"><text:span text:style-name="T12"><text:s text:c="14"/></text:span>Bottom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окрытие краевого разъема </text:p>
            <text:p text:style-name="P10">(пометьте любым знаком в одной свободной ячейке)</text:p>
            <text:p text:style-name="P13">по умолчанию выполняется лужение</text:p>
          </table:table-cell>
          <table:table-cell table:style-name="Table2.C8" table:number-columns-spanned="2" office:value-type="string">
            <text:p text:style-name="P49"><draw:frame draw:style-name="fr1" draw:name="Frame18" text:anchor-type="char" svg:x="0.9091in" svg:y="0.0681in" svg:width="0.3409in" svg:height="0.3429in" draw:z-index="20"><draw:text-box><text:p text:style-name="P45"/></draw:text-box></draw:frame></text:p>
            <text:p text:style-name="P47"><text:span text:style-name="T12"><text:s text:c="17"/></text:span><text:span text:style-name="T1">Ni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9" text:anchor-type="char" svg:x="1.1319in" svg:y="0.0681in" svg:width="0.3409in" svg:height="0.3429in" draw:z-index="21"><draw:text-box><text:p text:style-name="P45"/></draw:text-box></draw:frame></text:p>
            <text:p text:style-name="P47"><text:span text:style-name="T12"><text:s text:c="12"/></text:span><text:span text:style-name="T1">Ni</text:span>/<text:span text:style-name="T1">Au</text:span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Обработка контура </text:p>
            <text:p text:style-name="P10"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office:value-type="string">
            <text:p text:style-name="P46"><draw:frame draw:style-name="fr1" draw:name="Frame20" text:anchor-type="char" svg:x="0.4701in" svg:y="0.1362in" svg:width="0.3409in" svg:height="0.3429in" draw:z-index="22"><draw:text-box><text:p text:style-name="P45"/></draw:text-box></draw:frame>Фрезеровка</text:p>
          </table:table-cell>
          <table:table-cell table:style-name="Table2.C8" table:number-columns-spanned="2" office:value-type="string">
            <text:p text:style-name="P46"><draw:frame draw:style-name="fr1" draw:name="Frame21" text:anchor-type="char" svg:x="0.7638in" svg:y="0.1362in" svg:width="0.3409in" svg:height="0.3429in" draw:z-index="23"><draw:text-box><text:p text:style-name="P48">X</text:p></draw:text-box></draw:frame>Скрайбирование</text:p>
          </table:table-cell>
          <table:covered-table-cell/>
          <table:table-cell table:style-name="Table2.B7" office:value-type="string">
            <text:p text:style-name="P46"><draw:frame draw:style-name="fr1" draw:name="Frame22" text:anchor-type="char" svg:x="0.3075in" svg:y="0.1362in" svg:width="0.3409in" svg:height="0.3429in" draw:z-index="24"><draw:text-box><text:p text:style-name="P45"/></draw:text-box></draw:frame>Гильотина</text:p>
          </table:table-cell>
        </table:table-row>
        <table:table-row table:style-name="Table2.10">
          <table:table-cell table:style-name="Table2.A2" office:value-type="string">
            <text:p text:style-name="P10">Электротестирование </text:p>
            <text:p text:style-name="P10">(пометьте любым знаком в одной свободной ячейке)</text:p>
            <text:p text:style-name="P13">по умолчанию тестируются только многослойные платы</text:p>
          </table:table-cell>
          <table:table-cell table:style-name="Table2.C8" table:number-columns-spanned="2" office:value-type="string">
            <text:p text:style-name="P18"><draw:frame draw:style-name="fr1" draw:name="Frame23" text:anchor-type="char" svg:x="0.8783in" svg:y="0.0555in" svg:width="0.3409in" svg:height="0.3429in" draw:z-index="25"><draw:text-box><text:p text:style-name="P48">X</text:p></draw:text-box></draw:frame><text:span text:style-name="T12"> <text:s text:c="16"/></text:span>Да</text:p>
          </table:table-cell>
          <table:covered-table-cell/>
          <table:table-cell table:style-name="Table2.B7" table:number-columns-spanned="2" office:value-type="string">
            <text:p text:style-name="P26"><draw:frame draw:style-name="fr1" draw:name="Frame24" text:anchor-type="char" svg:x="1.1445in" svg:y="0.0555in" svg:width="0.3409in" svg:height="0.3429in" draw:z-index="26"><draw:text-box><text:p text:style-name="P45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Металлизировать пазы и крепежные отверстия <text:line-break/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table:number-columns-spanned="2" office:value-type="string">
            <text:p text:style-name="P25"><draw:frame draw:style-name="fr1" draw:name="Frame25" text:anchor-type="char" svg:x="0.889in" svg:y="0.0681in" svg:width="0.3409in" svg:height="0.3429in" draw:z-index="27"><draw:text-box><text:p text:style-name="P45"/></draw:text-box></draw:frame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26" text:anchor-type="char" svg:x="1.1307in" svg:y="0.0681in" svg:width="0.3409in" svg:height="0.3429in" draw:z-index="28"><draw:text-box><text:p text:style-name="P81"><text:span text:style-name="T17">X</text:span></text:p></draw:text-box></draw:frame></text:p>
            <text:p text:style-name="P18">Нет</text:p>
          </table:table-cell>
          <table:covered-table-cell/>
        </table:table-row>
        <table:table-row table:style-name="Table2.16">
          <table:table-cell table:style-name="Table2.A2" table:number-rows-spanned="2" office:value-type="string">
            <text:p text:style-name="P10">Срок изготовления <text:line-break/>(6 часов; 36 часов; 3 рабочих дня - для ОПП и ДПП;</text:p>
            <text:p text:style-name="P10"><text:span text:style-name="T12"><text:s/></text:span>4-6 рабочих дней - для МПП)</text:p>
            <text:p text:style-name="P13">по умолчанию срок изготовления для ОПП и ДПП - 3 рабочих дня</text:p>
          </table:table-cell>
          <table:table-cell table:style-name="Table2.C8" table:number-columns-spanned="2" office:value-type="string">
            <text:p text:style-name="P17"/>
            <text:p text:style-name="P18">6 часов <text:s text:c="26"/></text:p>
            <text:p text:style-name="P24"><draw:frame draw:style-name="fr1" draw:name="Frame27" text:anchor-type="char" svg:x="0.8764in" svg:y="-0.1772in" svg:width="0.3409in" svg:height="0.3429in" draw:z-index="30"><draw:text-box><text:p text:style-name="P45"/></draw:text-box></draw:frame></text:p>
            <text:p text:style-name="P15"/>
          </table:table-cell>
          <table:covered-table-cell/>
          <table:table-cell table:style-name="Table2.B7" table:number-columns-spanned="2" office:value-type="string">
            <text:p text:style-name="P17"/>
            <text:p text:style-name="P18">3 рабочих дня <text:s text:c="12"/></text:p>
            <text:p text:style-name="P22"><draw:frame draw:style-name="fr1" draw:name="Frame28" text:anchor-type="char" svg:x="1.1307in" svg:y="-0.1772in" svg:width="0.3409in" svg:height="0.3429in" draw:z-index="29"><draw:text-box><text:p text:style-name="P45"/></draw:text-box></draw:frame> <text:s text:c="30"/></text:p>
          </table:table-cell>
          <table:covered-table-cell/>
        </table:table-row>
        <table:table-row table:style-name="Table2.17">
          <table:covered-table-cell/>
          <table:table-cell table:style-name="Table2.B17" office:value-type="string">
            <text:p text:style-name="P31"/>
          </table:table-cell>
          <table:table-cell table:style-name="Table2.C17" table:number-columns-spanned="2" office:value-type="string">
            <text:p text:style-name="P26"><draw:frame draw:style-name="fr1" draw:name="Frame29" text:anchor-type="char" svg:x="0.8764in" svg:y="0.1071in" svg:width="0.3409in" svg:height="0.3429in" draw:z-index="31"><draw:text-box><text:p text:style-name="P45"/></draw:text-box></draw:frame></text:p>
            <text:p text:style-name="P18">36 часов</text:p>
          </table:table-cell>
          <table:covered-table-cell/>
          <table:table-cell table:style-name="Table2.E17" office:value-type="string">
            <text:p text:style-name="P17"/>
            <text:p text:style-name="P18"><draw:frame draw:style-name="fr1" draw:name="Frame30" text:anchor-type="char" svg:x="1.1307in" svg:y="-0.0264in" svg:width="0.3409in" svg:height="0.3429in" draw:z-index="32"><draw:text-box><text:p text:style-name="P48">X</text:p></draw:text-box></draw:frame>4-6 рабочих дней</text:p>
          </table:table-cell>
        </table:table-row>
      </table:table>
      <text:p text:style-name="P9"/>
      <text:p text:style-name="P68">Примечание к заказу</text:p>
      <text:p text:style-name="P11"><draw:frame draw:style-name="fr2" draw:name="Frame31" text:anchor-type="paragraph" svg:x="-0.0102in" svg:y="0.0008in" svg:width="7.1201in" draw:z-index="0"><draw:text-box fo:min-height="0.0228in"><table:table table:name="Table3" table:style-name="Table3"><table:table-column table:style-name="Table3.A"/><table:table-row table:style-name="Table3.1"><table:table-cell table:style-name="Table3.A1" office:value-type="string"><text:p text:style-name="P70"><text:bookmark text:name="IieaNiNieneii6"/>Если вы хотите заказать платы с характеристиками, превышающими наш ТУ, указывайте это в явном виде при заказе плат, пожалуйста. Если вы нас об этом не предупредили при заказе, то претензии по завышенным ожиданиям мы рассматривать не будем.</text:p><text:p text:style-name="P71"/><text:p text:style-name="P72">Если есть возможность, желательно сделать слой меди не тоньше 70мкм.</text:p></table:table-cell></table:table-row></table:table></draw:text-box></draw:frame></text:p>
      <text:p text:style-name="P11">Это удобно</text:p>
      <text:list xml:id="list21246866442" text:style-name="L1">
        <text:list-item>
          <text:p text:style-name="P77">Чтобы каждый раз не заполнять бланк заказа пользуйтесь, пожалуйста, автоматическим сервисом заказов с нашего сайта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Узнайте свой ЛОГИН и ПАРОЛЬ у нашего менеджера, отправив запрос на адрес <text:a xlink:type="simple" xlink:href="mailto:pcb@tepro.ru"><text:span text:style-name="Internet_20_link"><text:span text:style-name="T1">pcb</text:span></text:span></text:a><text:a xlink:type="simple" xlink:href="mailto:pcb@tepro.ru"><text:span text:style-name="Internet_20_link">@</text:span></text:a><text:a xlink:type="simple" xlink:href="mailto:pcb@tepro.ru"><text:span text:style-name="Internet_20_link"><text:span text:style-name="T1">tepro</text:span></text:span></text:a><text:a xlink:type="simple" xlink:href="mailto:pcb@tepro.ru"><text:span text:style-name="Internet_20_link">.</text:span></text:a><text:a xlink:type="simple" xlink:href="mailto:pcb@tepro.ru"><text:span text:style-name="Internet_20_link"><text:span text:style-name="T1">ru</text:span></text:span></text:a> </text:p>
        </text:list-item>
        <text:list-item>
          <text:p text:style-name="P77">Вы можете протестировать у нас любые платы, не только произведенные нашей фирмой. В этом случае вы получите проверенные платы с указанием мест нарушения проводников или изоляции.</text:p>
        </text:list-item>
        <text:list-item>
          <text:p text:style-name="P77">Любые<text:span text:style-name="T1"> </text:span>популярные<text:span text:style-name="T1"> </text:span>форматы<text:span text:style-name="T1"> </text:span>файлов<text:span text:style-name="T1"> (PCAD 4.5/8.5; PCAD 200</text:span>х<text:span text:style-name="T1">; ACCEL EDA; Gerber; OrCAD; Protel 99; Protel DXP; Altium Designer; CAM 350; Sprint Layout 3.0/4.0/5.0; Eagle). <text:s/></text:span></text:p>
        </text:list-item>
        <text:list-item>
          <text:p text:style-name="P77">Многослойные платы изготовляются с бесплатным электротестированием и фрезеровкой по контуру.</text:p>
        </text:list-item>
      </text:list>
      <text:p text:style-name="P14"/>
      <text:p text:style-name="P11">Без проблем по качеству</text:p>
      <text:list xml:id="list2124694144" text:continue-numbering="true" text:style-name="L1">
        <text:list-item>
          <text:p text:style-name="P77">При заказе изготовления печатных плат с электротестированием, вы получаете готовые платы без брака проводников и переходных отверстий (при наличии дефектов проводников или переходных отверстий, незначительные будут исправлены, или мы за свой счет изготовим новые платы взамен бракованных). Платы будут изготовлены в соответствии с ТУ, изложенными на нашем сайте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</text:p>
        </text:list-item>
      </text:list>
      <text:p text:style-name="P14"/>
      <text:p text:style-name="P11">Точно в срок</text:p>
      <text:list xml:id="list772216006" text:continue-numbering="true" text:style-name="L1">
        <text:list-item>
          <text:p text:style-name="P77">Изготовление одно- и двухсторонних плат – от 6 часов (самый быстрый) до 3 рабочих дней (стандартный), <text:line-break/>не считая дня приема и срока доставки заказа. При уменьшении срока заказа одно- и двухсторонних плат без маски до 1 рабочего дня, одно- и двухсторонних плат с маской до 36 часов все расценки увеличиваются в 1,5 раза. При уменьшении срока заказа одно- и двухсторонних плат без маски до 6 часов все расценки увеличиваются в 2 раза. </text:p>
        </text:list-item>
        <text:list-item>
          <text:p text:style-name="P82">Изготовление многослойных печатных плат – 7 рабочих дней, не считая дня приёма и срока доставки заказа.</text:p>
        </text:list-item>
        <text:list-item>
          <text:p text:style-name="P82">ЭЛЕКТРОТЕСТИРОВАНИЕ печатных плат – от 3 до 5 рабочих дней, не считая дня приема и срока доставки заказа. </text:p>
        </text:list-item>
      </text:list>
      <text:p text:style-name="P14"/>
      <text:p text:style-name="P11">Ограничения</text:p>
      <text:list xml:id="list1214278302" text:continue-numbering="true" text:style-name="L1">
        <text:list-item>
          <text:p text:style-name="P78">После запуска заказа в производство любые изменения в файлах проекта недопустимы.</text:p>
        </text:list-item>
        <text:list-item>
          <text:p text:style-name="P82">Шелкографическая маркировка ни в коем случае не должна заходить на контактные площадки и поверхности, подвергаемые лужению. В противном случае претензии по шелкографии не принимаются.</text:p>
        </text:list-item>
        <text:list-item>
          <text:p text:style-name="P82">Для печатных плат площадью менее 0,15 дм<text:span text:style-name="T14">2 </text:span>выполняется скрайбирование. Фрезерование плат площадью менее 0,15 дм<text:span text:style-name="T14">2</text:span> – платное из расчета 0,05 у.е. за 1 см периметра.</text:p>
        </text:list-item>
      </text:list>
      <text:p text:style-name="P52"><text:s text:c="4"/></text:p>
      <text:p text:style-name="P28"><text:s/></text:p>
      <text:p text:style-name="P11">Об объединении плат на заготовке (фотошаблоне)</text:p>
      <text:list xml:id="list589666713" text:continue-numbering="true" text:style-name="L1">
        <text:list-item>
          <text:p text:style-name="P77">Напоминаем, что мы берем деньги за обработку КАЖДОГО файла печатной платы. </text:p>
        </text:list-item>
        <text:list-item>
          <text:p text:style-name="P77">Платы должны быть размещены на заготовке таким образом, чтобы имелась возможность для разделения по прямой линии от края до края заготовки.Во внутренних вырезах плат не должны размещаться другие платы. В противном случае платы будут фрезероваться по контуру из расчета 0,05 у.е./см фрезеровки.</text:p>
        </text:list-item>
        <text:list-item>
          <text:p text:style-name="P77">Если вы присылаете несколько файлов и просите их объединить, то присоединение каждого файла стоит 10 у.е.</text:p>
        </text:list-item>
        <text:list-item>
          <text:p text:style-name="P77">Если в заказе (в том числе и после вашего самостоятельного объединения) оказывается несколько плат и вы хотите разместить их на одной заготовке (фотошаблоне), до трёх плат на заготовке мы обрабатываем бесплатно, а обработка каждой последующей платы стоит 5 у.е.</text:p>
        </text:list-item>
        <text:list-item>
          <text:p text:style-name="P77">Объединение различных плат на одной заготовке допускается при условии одинаковости следующих параметров:</text:p>
        </text:list-item>
      </text:list>
      <text:list xml:id="list917629087" text:style-name="WW8Num11">
        <text:list-item>
          <text:p text:style-name="P84">толщина и тип материала;</text:p>
        </text:list-item>
        <text:list-item>
          <text:p text:style-name="P84">покрытие (лужение или его отсутствие);</text:p>
        </text:list-item>
        <text:list-item>
          <text:p text:style-name="P84">покрытие краевого разъема (если таковой имеется);<text:tab/></text:p>
        </text:list-item>
        <text:list-item>
          <text:p text:style-name="P84">одинаковость хотя бы одного габарита при объединении плат с последующим разделением путем скрайбирования.</text:p>
        </text:list-item>
      </text:list>
      <text:list xml:id="list7722085061" text:style-name="L2">
        <text:list-item>
          <text:p text:style-name="P79">Мы можем объединять многослойные печатные платы, имеющие одинаковую конструкцию стека. Объединение производится на заготовке размером 230 х 140 мм при расстоянии между платами минимум 1 мм. При объединении плат нужно, чтобы у них на заготовке были одинаковыми:</text:p>
        </text:list-item>
      </text:list>
      <text:list xml:id="list537707483" text:continue-list="list917629087" text:style-name="WW8Num11">
        <text:list-item>
          <text:p text:style-name="P85">Срок изготовления;</text:p>
        </text:list-item>
        <text:list-item>
          <text:p text:style-name="P85">Финишное покрытие (лужение, иммерсионное серебро или их отсутствие);</text:p>
        </text:list-item>
        <text:list-item>
          <text:p text:style-name="P85">Покрытие краевого разъёма (при его наличии).</text:p>
        </text:list-item>
      </text:list>
      <text:p text:style-name="P19"/>
      <text:p text:style-name="P19"/>
      <text:p text:style-name="P19"/>
      <text:p text:style-name="P19"/>
      <text:p text:style-name="P19"/>
      <text:p text:style-name="P12">Описание слоёв платы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9">Наименование</text:p>
            <text:p text:style-name="P39">топологического</text:p>
            <text:p text:style-name="P39">слоя</text:p>
          </table:table-cell>
          <table:table-cell table:style-name="Table4.B1" office:value-type="string">
            <text:p text:style-name="P39">Наименование слоя в проекте или <text:span text:style-name="T1">Gerber</text:span> файла*</text:p>
          </table:table-cell>
          <table:table-cell table:style-name="Table4.C1" office:value-type="string">
            <text:p text:style-name="P39">Примечание</text:p>
          </table:table-cell>
        </table:table-row>
        <table:table-row table:style-name="Table4.2">
          <table:table-cell table:style-name="Table4.A2" office:value-type="string">
            <text:p text:style-name="P51">Silk Top</text:p>
          </table:table-cell>
          <table:table-cell table:style-name="Table4.B2" office:value-type="string">
            <text:p text:style-name="P61"><text:span text:style-name="T16">PSLVCommutationRobot</text:span>.plc</text:p>
          </table:table-cell>
          <table:table-cell table:style-name="Table4.C2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Top</text:p>
          </table:table-cell>
          <table:table-cell table:style-name="Table4.B3" office:value-type="string">
            <text:p text:style-name="P61"><text:span text:style-name="T16">PSLVCommutationRobot</text:span>.stc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Top</text:p>
          </table:table-cell>
          <table:table-cell table:style-name="Table4.B3" office:value-type="string">
            <text:p text:style-name="P61"><text:span text:style-name="T16">PSLVCommutationRobot</text:span>.top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1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2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3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4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ttom</text:p>
          </table:table-cell>
          <table:table-cell table:style-name="Table4.B3" office:value-type="string">
            <text:p text:style-name="P61"><text:span text:style-name="T16">PSLVCommutationRobot</text:span>.bot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Bottom</text:p>
          </table:table-cell>
          <table:table-cell table:style-name="Table4.B3" office:value-type="string">
            <text:p text:style-name="P61"><text:span text:style-name="T16">PSLVCommutationRobot</text:span>.sts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Silk Bottom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rder</text:p>
          </table:table-cell>
          <table:table-cell table:style-name="Table4.B3" office:value-type="string">
            <text:p text:style-name="P61"><text:span text:style-name="T16">PSLVCommutationRobot</text:span>.plc</text:p>
          </table:table-cell>
          <table:table-cell table:style-name="Table4.C3" office:value-type="string">
            <text:p text:style-name="P60">Тот же, что и Silk Top</text:p>
          </table:table-cell>
        </table:table-row>
        <table:table-row table:style-name="Table4.2">
          <table:table-cell table:style-name="Table4.A3" office:value-type="string">
            <text:h text:style-name="P86" text:outline-level="1" text:is-list-header="true">Drill PTH</text:h>
          </table:table-cell>
          <table:table-cell table:style-name="Table4.B3" office:value-type="string">
            <text:p text:style-name="P61"><text:span text:style-name="T16">PSLVCommutationRobot</text:span>.drill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Drill N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Mill 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16" office:value-type="string">
            <text:p text:style-name="P10"><text:span text:style-name="T1">Mill</text:span> <text:span text:style-name="T1">NPTH</text:span></text:p>
          </table:table-cell>
          <table:table-cell table:style-name="Table4.B16" office:value-type="string">
            <text:p text:style-name="P58"/>
          </table:table-cell>
          <table:table-cell table:style-name="Table4.C16" office:value-type="string">
            <text:p text:style-name="P58"/>
          </table:table-cell>
        </table:table-row>
      </table:table>
      <text:p text:style-name="P14">* Рекомендуем заполнить данную таблицу для проектов в <text:span text:style-name="T1">PCAD</text:span> 4.5/8.5 или при использовании слоев/файлов с нестандартными названиями. В случае отсутствия описания <text:span text:style-name="T1">Gerber</text:span> файлы выводятся из стандартных слоев.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>Описание площадок (только для PCAD 4.5/8.5)**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Номер</text:p>
          </table:table-cell>
          <table:table-cell table:style-name="Table5.B1" office:value-type="string">
            <text:p text:style-name="P33">Форма контактной площадки<text:line-break/>(круг, квадрат)</text:p>
          </table:table-cell>
          <table:table-cell table:style-name="Table5.B1" office:value-type="string">
            <text:p text:style-name="P33">Размер контактной площадки, мм</text:p>
          </table:table-cell>
          <table:table-cell table:style-name="Table5.B1" office:value-type="string">
            <text:p text:style-name="P33">Диаметр отверстия после металлизации, мм</text:p>
          </table:table-cell>
          <table:table-cell table:style-name="Table5.B1" office:value-type="string">
            <text:p text:style-name="P33">Наличие металлизации</text:p>
            <text:p text:style-name="P32">(«+»=да; «-»=нет)</text:p>
          </table:table-cell>
          <table:table-cell table:style-name="Table5.F1" office:value-type="string">
            <text:p text:style-name="P33">Примеч.</text:p>
          </table:table-cell>
        </table:table-row>
        <table:table-row table:style-name="Table5.2">
          <table:table-cell table:style-name="Table5.A2" office:value-type="string">
            <text:p text:style-name="P62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</table:table>
      <text:p text:style-name="P14">**Просьба указывать только те площадки (<text:span text:style-name="T1">pin</text:span>), которые используются для производства данной платы. Вместо заполнения таблицы разрешается присылать текстовые или ssf-файлы, содержащие необходимую информацию. При этом запрещается присылать несколько файлов, содержащих разную информацию о используемых площадках. </text:p>
      <text:p text:style-name="P65"/>
      <text:list xml:id="list12142708021" text:style-name="L3">
        <text:list-item>
          <text:p text:style-name="P83">Аккуратно заполненный заказ сократит время его запуска в производство и избавит и вас и нас от ненужных уточнений.</text:p>
        </text:list-item>
        <text:list-item>
          <text:p text:style-name="P83">Просьба упаковать архиватором файлы проекта платы и бланк заказа</text:p>
        </text:list-item>
        <text:list-item>
          <text:p text:style-name="P83">Просьба не присылать exe файлы и самораспаковывающиеся архивы</text:p>
        </text:list-item>
      </text:list>
      <text:p text:style-name="P40"/>
      <text:p text:style-name="P41">Мы стремимся улучшить качество обслуживания наших клиентов. </text:p>
      <text:p text:style-name="P41">Просим вас оставить замечания по качеству предоставляемых нами услуг и пожелания по расширению услуг.</text:p>
      <text:p text:style-name="P41"/>
      <text:p text:style-name="P43">Ваше мнение для нас очень важно!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53"><text:bookmark-start text:name="_PictureBullets"/><draw:frame draw:style-name="fr4" draw:name="graphics1" text:anchor-type="as-char" svg:width="0.3335in" svg:height="0.1354in" draw:z-index="0"><draw:image xlink:href="Pictures/10000000000000200000000DBA4AC067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asian="SimSu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16z0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72in" fo:margin-left="0.197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M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M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MT1" style:family="text">
      <style:text-properties fo:language="en" fo:country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2953in" fo:margin-left="0.5909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0346in" svg:y="-1.1618in" svg:width="2.5126in" svg:height="0.9535in" draw:z-index="10"><draw:image xlink:href="Pictures/10000000000000FD0000006038F50084.png" xlink:type="simple" xlink:show="embed" xlink:actuate="onLoad"/></draw:frame></text:p>
        <text:p text:style-name="MP2">ООО «Таберу», Подразделение “<text:span text:style-name="MT1">TePro</text:span>”</text:p>
        <text:p text:style-name="MP2">Телефон/Факс: (495) 995-3408</text:p>
        <text:p text:style-name="MP3">E-mail: pcb@tepro.ru</text:p>
        <text:p text:style-name="MP4"><draw:line text:anchor-type="char" draw:z-index="5" draw:style-name="Mgr1" draw:text-style-name="MP5" svg:x1="-0.0346in" svg:y1="0.0472in" svg:x2="7.0906in" svg:y2="0.0472in"><text:p/></draw:line></text:p>
      </style:header>
      <style:footer>
        <text:p text:style-name="MP6"><text:a xlink:type="simple" xlink:href="http://www.TePro.ru/"><text:span text:style-name="MT2">www.TePro.ru</text:span></text:a><text:span text:style-name="MT2"><text:tab/></text:span><text:span text:style-name="MT3">V</text:span><text:span text:style-name="MT4">er</text:span><text:span text:style-name="MT3">. 24.02.2011</text:span><text:span text:style-name="MT2"><text:tab/>Стр </text:span><text:span text:style-name="MT2"><text:page-number text:select-page="current">5</text:page-number></text:span><text:span text:style-name="MT2"> из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заказа "ТеПро"</dc:title>
    <meta:initial-creator>Черкасов Сергей Викторович</meta:initial-creator>
    <meta:creation-date>2010-11-18T12:59:00</meta:creation-date>
    <dc:date>2013-01-29T22:18:05</dc:date>
    <meta:print-date>2008-10-27T12:56:00</meta:print-date>
    <meta:editing-cycles>14</meta:editing-cycles>
    <meta:editing-duration>PT51M52S</meta:editing-duration>
    <meta:generator>LibreOffice/3.6$Linux_x86 LibreOffice_project/360m1$Build-2</meta:generator>
    <meta:document-statistic meta:table-count="6" meta:image-count="2" meta:object-count="0" meta:page-count="5" meta:paragraph-count="195" meta:word-count="1343" meta:character-count="9586" meta:non-whitespace-character-count="8246"/>
    <meta:user-defined meta:name="_AdHocReviewCycleID" meta:value-type="float">-810226833</meta:user-defined>
    <meta:user-defined meta:name="_AuthorEmail">Klekta.Denis@tepro.ru</meta:user-defined>
    <meta:user-defined meta:name="_AuthorEmailDisplayName">ОБРАБОТКА Клекта Денис</meta:user-defined>
    <meta:user-defined meta:name="_EmailSubject">Бланк заказа "TePro"</meta:user-defined>
    <meta:user-defined meta:name="_ReviewingToolsShownOnce" meta:value-type="string"/>
  </office:meta>
</office:document-meta>
</file>